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0000000200B6F994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-opacity="100%" draw:color-mode="greyscale" draw:luminance="0%" draw:contrast="0%" draw:gamma="100%" draw:red="0%" draw:green="0%" draw:blue="0%" fo:clip="rect(0cm, 0cm, 0cm, 0cm)" draw:image-opacity="25%" style:mirror="none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style:paragraph-properties fo:text-align="center"/>
      <style:text-properties fo:font-family="'Adobe Garamond Pro'" style:font-family-generic="roman" style:font-pitch="variable"/>
    </style:style>
    <style:style style:name="P4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family="'Adobe Garamond Pro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Adobe Garamond Pro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4pt" style:font-style-asian="normal" style:font-weight-asian="normal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16cm" svg:height="5.333cm" svg:x="2.5cm" svg:y="4.567cm">
          <draw:text-box>
            <text:p text:style-name="P1"><text:span text:style-name="T1">Grundlagen des Wissenschaftlichen Rechnens</text:span></text:p>
            <text:p text:style-name="P1"><text:span text:style-name="T1">2. Praktikum:</text:span></text:p>
            <text:p text:style-name="P1"><text:span text:style-name="T1">Taylorarithmetik</text:span></text:p>
            <text:p text:style-name="P2"><text:span text:style-name="T2">Steffen Fischer (46970) und Matthias Glock (46925)</text:span></text:p>
            <text:p text:style-name="P2"><text:span text:style-name="T2">Sommersemester 2011</text:span></text:p>
          </draw:text-box>
        </draw:frame>
        <draw:frame draw:style-name="gr2" draw:text-style-name="P4" draw:layer="layout" svg:width="7.871cm" svg:height="7.871cm" svg:x="6.565cm" svg:y="14.629cm">
          <draw:image xlink:href="Pictures/100002010000020000000200B6F994D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p </meta:initial-creator>
    <meta:creation-date>2011-04-09T15:42:40</meta:creation-date>
    <dc:date>2011-07-12T21:59:59</dc:date>
    <dc:creator>jup </dc:creator>
    <meta:editing-duration>PT00H18M42S</meta:editing-duration>
    <meta:editing-cycles>4</meta:editing-cycles>
    <meta:generator>OpenOffice.org/3.2$Unix OpenOffice.org_project/320m12$Build-9483</meta:generator>
    <meta:document-statistic meta:object-count="2"/>
  </office:meta>
</office:document-meta>
</file>